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0bdaf"/>
    </style:style>
    <style:style style:name="P3" style:family="paragraph" style:parent-style-name="Standard">
      <style:text-properties officeooo:rsid="0010bdaf" officeooo:paragraph-rsid="0010bdaf"/>
    </style:style>
    <style:style style:name="P4" style:family="paragraph" style:parent-style-name="Standard">
      <style:text-properties officeooo:rsid="0010bdaf" officeooo:paragraph-rsid="0010bdaf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0b2c5" officeooo:paragraph-rsid="0010b2c5" fo:background-color="#ffff00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0b2c5" officeooo:paragraph-rsid="0010bdaf"/>
    </style:style>
    <style:style style:name="P7" style:family="paragraph" style:parent-style-name="Standard">
      <style:text-properties officeooo:rsid="0010b2c5" officeooo:paragraph-rsid="0010b2c5"/>
    </style:style>
    <style:style style:name="P8" style:family="paragraph" style:parent-style-name="Standard">
      <style:text-properties officeooo:rsid="0010b2c5" officeooo:paragraph-rsid="00132f6e"/>
    </style:style>
    <style:style style:name="T1" style:family="text">
      <style:text-properties officeooo:rsid="0010bdaf"/>
    </style:style>
    <style:style style:name="T2" style:family="text">
      <style:text-properties officeooo:rsid="0011d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d a person<text:span text:style-name="T2">'s computer</text:span> to the network</text:p>
      <text:p text:style-name="P1"/>
      <text:p text:style-name="P2">1. <text:span text:style-name="T1">Make sure the system is connected with a network cable (wired network connection)</text:span></text:p>
      <text:p text:style-name="P2"/>
      <text:p text:style-name="P3">2. Go to command prompt and run the following:</text:p>
      <text:p text:style-name="P2"><text:tab/><text:span text:style-name="T1">Windows: &gt;getmac <text:s text:c="3"/>or &gt;ipconfig/all</text:span></text:p>
      <text:p text:style-name="P8"><text:tab/><text:span text:style-name="T1">Ubuntu: &gt;ifconfig<text:tab/>and look for HWaddr</text:span></text:p>
      <text:p text:style-name="P3"><text:tab/>Mac: Click Apple icon &gt; System preferences &gt; Network &gt; IP Address</text:p>
      <text:p text:style-name="P2"/>
      <text:p text:style-name="P2"><text:span text:style-name="T1">3. </text:span>Get the <text:span text:style-name="T1">Physical/Ethernet/Hardware</text:span> address of the computer</text:p>
      <text:p text:style-name="P2"/>
      <text:p text:style-name="P1"><text:span text:style-name="T1">4</text:span>. Go to netdb.life.illinois.edu website</text:p>
      <text:p text:style-name="P1"/>
      <text:p text:style-name="P1"><text:span text:style-name="T1">5</text:span>. <text:span text:style-name="T1">Enter the physical address you got above into Ethernet address</text:span></text:p>
      <text:p text:style-name="P1"/>
      <text:p text:style-name="P1"><text:span text:style-name="T1">6</text:span>. Give an IP name – preferred NetID</text:p>
      <text:p text:style-name="P1"/>
      <text:p text:style-name="P1"><text:span text:style-name="T1">7</text:span>. Fill in the rest of the details</text:p>
      <text:p text:style-name="P1"/>
      <text:p text:style-name="P1"><text:span text:style-name="T1">8.</text:span> To verify:</text:p>
      <text:p text:style-name="P2"><text:tab/> Go to <text:span text:style-name="T1">'Braxton' </text:span>terminal <text:span text:style-name="T1">and run:</text:span></text:p>
      <text:p text:style-name="P2"><text:tab/><text:span text:style-name="T1">&gt;</text:span>sudo <text:span text:style-name="T1">udns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52:51.462279969</meta:creation-date>
    <dc:date>2015-03-10T12:33:08.526317731</dc:date>
    <meta:editing-duration>P1DT4H56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02" meta:character-count="604" meta:non-whitespace-character-count="506"/>
  </office:meta>
</office:document-meta>
</file>